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LATIONS</text:p>
          </table:table-cell>
          <table:covered-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3:04:45.378186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2:51:25.808771217</meta:creation-date>
    <dc:date>2019-07-18T13:06:53.074362737</dc:date>
    <meta:editing-duration>PT6M28S</meta:editing-duration>
    <meta:editing-cycles>2</meta:editing-cycles>
    <meta:generator>LibreOffice/6.0.7.3$Linux_X86_64 LibreOffice_project/00m0$Build-3</meta:generator>
    <meta:document-statistic meta:table-count="1" meta:cell-count="95" meta:object-count="0"/>
  </office:meta>
</office:document-meta>
</file>